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JP" svg:font-family="'Noto Sans CJK JP'" style:font-family-generic="system" style:font-pitch="variable"/>
  </office:font-face-decls>
  <office:automatic-styles>
    <style:style style:name="co1" style:family="table-column">
      <style:table-column-properties fo:break-before="auto" style:column-width="5.5cm"/>
    </style:style>
    <style:style style:name="co2" style:family="table-column">
      <style:table-column-properties fo:break-before="auto" style:column-width="2.258cm"/>
    </style:style>
    <style:style style:name="ro1" style:family="table-row">
      <style:table-row-properties style:row-height="9.1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fo:padding="0.199cm" style:vertical-align="top"/>
    </style:style>
    <style:style style:name="ce3" style:family="table-cell" style:parent-style-name="Default">
      <style:table-cell-properties style:text-align-source="fix" style:repeat-content="false" fo:wrap-option="wrap" fo:padding="0.199cm" style:vertical-align="middl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Noto Sans CJK JP" style:font-name-complex="Noto Sans CJK JP"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print-ranges="Sheet1.A1:Sheet1.E1048576">
        <table:table-column table:style-name="co1" table:number-columns-repeated="5" table:default-cell-style-name="ce2"/>
        <table:table-column table:style-name="co2" table:default-cell-style-name="ce2"/>
        <table:table-column table:style-name="co2" table:default-cell-style-name="ce3"/>
        <table:table-column table:style-name="co2" table:number-columns-repeated="1017" table:default-cell-style-name="ce2"/>
        <table:table-row table:style-name="ro1">
          <table:table-cell office:value-type="string" calcext:value-type="string">
            <text:p>ドラゴン　５点（２枚）</text:p>
            <text:p/>
            <text:p>【受け】</text:p>
            <text:p>ゴブリン・ゴースト以外を受けることができる。</text:p>
            <text:p/>
            <text:p>【攻め】</text:p>
            <text:p>ドラゴンが場に出ているか、自分がドラゴンを二枚持っているときしか攻めに出すことはできない。</text:p>
          </table:table-cell>
          <table:table-cell office:value-type="string" calcext:value-type="string">
            <text:p>ゴーレム　４点（２枚）</text:p>
            <text:p/>
            <text:p>【受け】</text:p>
            <text:p>ゴーレムを受けることができる。</text:p>
            <text:p/>
            <text:p>【攻め】</text:p>
            <text:p>自分以外の誰かの場から、ドラゴンとゴーレムを除く伏せ札以外の任意の一枚を手札に加える。その後に自分の手札から一枚をその場所に伏せ札として置く。</text:p>
          </table:table-cell>
          <table:table-cell office:value-type="string" calcext:value-type="string">
            <text:p>サイクロプス　４点（２枚）</text:p>
            <text:p/>
            <text:p>【受け】</text:p>
            <text:p>サイクロプスを受けることができる。</text:p>
            <text:p/>
            <text:p>【攻め】</text:p>
            <text:p>誰か一人の手札をすべて見ることができる。</text:p>
          </table:table-cell>
          <table:table-cell office:value-type="string" calcext:value-type="string">
            <text:p>トロル　３点（４枚）</text:p>
            <text:p/>
            <text:p>【受け】</text:p>
            <text:p>トロルを受けることができる。</text:p>
            <text:p/>
            <text:p/>
            <text:p>【攻め】</text:p>
            <text:p>誰か一人の手札からランダムに一枚を引き自分の手札に加える。その後に自分の手札から任意の一枚を相手に渡す。</text:p>
          </table:table-cell>
          <table:table-cell office:value-type="string" calcext:value-type="string">
            <text:p>トロル　３点（４枚）</text:p>
            <text:p/>
            <text:p>【受け】</text:p>
            <text:p>トロルを受けることができる。</text:p>
            <text:p/>
            <text:p/>
            <text:p>【攻め】</text:p>
            <text:p>誰か一人の手札からランダムに一枚を引き自分の手札に加える。その後に自分の手札から任意の一枚を相手に渡す。</text:p>
          </table:table-cell>
          <table:table-cell/>
          <table:table-cell office:value-type="string" calcext:value-type="string">
            <text:p>１A</text:p>
          </table:table-cell>
          <table:table-cell table:number-columns-repeated="1017"/>
        </table:table-row>
        <table:table-row table:style-name="ro1">
          <table:table-cell office:value-type="string" calcext:value-type="string">
            <text:p>ドラゴン　５点（２枚）</text:p>
            <text:p/>
            <text:p>【受け】</text:p>
            <text:p>ゴブリン・ゴースト以外を受けることができる。</text:p>
            <text:p/>
            <text:p>【攻め】</text:p>
            <text:p>ドラゴンが場に出ているか、自分がドラゴンを二枚持っているときしか攻めに出すことはできない。</text:p>
          </table:table-cell>
          <table:table-cell office:value-type="string" calcext:value-type="string">
            <text:p>ゴーレム　４点（２枚）</text:p>
            <text:p/>
            <text:p>【受け】</text:p>
            <text:p>ゴーレムを受けることができる。</text:p>
            <text:p/>
            <text:p>【攻め】</text:p>
            <text:p>自分以外の誰かの場から、ドラゴンとゴーレムを除く伏せ札以外の任意の一枚を手札に加える。その後に自分の手札から一枚をその場所に伏せ札として置く。</text:p>
          </table:table-cell>
          <table:table-cell office:value-type="string" calcext:value-type="string">
            <text:p>サイクロプス　４点（２枚）</text:p>
            <text:p/>
            <text:p>【受け】</text:p>
            <text:p>サイクロプスを受けることができる。</text:p>
            <text:p/>
            <text:p>【攻め】</text:p>
            <text:p>誰か一人の手札をすべて見ることができる。</text:p>
          </table:table-cell>
          <table:table-cell office:value-type="string" calcext:value-type="string">
            <text:p>トロル　３点（４枚）</text:p>
            <text:p/>
            <text:p>【受け】</text:p>
            <text:p>トロルを受けることができる。</text:p>
            <text:p/>
            <text:p/>
            <text:p>【攻め】</text:p>
            <text:p>誰か一人の手札からランダムに一枚を引き自分の手札に加える。その後に自分の手札から任意の一枚を相手に渡す。</text:p>
          </table:table-cell>
          <table:table-cell office:value-type="string" calcext:value-type="string">
            <text:p>トロル　３点（４枚）</text:p>
            <text:p/>
            <text:p>【受け】</text:p>
            <text:p>トロルを受けることができる。</text:p>
            <text:p/>
            <text:p/>
            <text:p>【攻め】</text:p>
            <text:p>誰か一人の手札からランダムに一枚を引き自分の手札に加える。その後に自分の手札から任意の一枚を相手に渡す。</text:p>
          </table:table-cell>
          <table:table-cell/>
          <table:table-cell office:value-type="string" calcext:value-type="string">
            <text:p>１B</text:p>
          </table:table-cell>
          <table:table-cell table:number-columns-repeated="1017"/>
        </table:table-row>
        <table:table-row table:style-name="ro1">
          <table:table-cell office:value-type="string" calcext:value-type="string">
            <text:p>ネクロマンサー　３点（４枚）</text:p>
            <text:p/>
            <text:p>【受け】</text:p>
            <text:p>ネクロマンサーを受けることができる。</text:p>
            <text:p/>
            <text:p>【攻め】</text:p>
            <text:p>自分を含めた誰かの伏せ札一枚と、自分の手札一枚を交換する。</text:p>
          </table:table-cell>
          <table:table-cell office:value-type="string" calcext:value-type="string">
            <text:p>ネクロマンサー　３点（４枚）</text:p>
            <text:p/>
            <text:p>【受け】</text:p>
            <text:p>ネクロマンサーを受けることができる。</text:p>
            <text:p/>
            <text:p>【攻め】</text:p>
            <text:p>自分を含めた誰かの伏せ札一枚と、自分の手札一枚を交換する。</text:p>
          </table:table-cell>
          <table:table-cell office:value-type="string" calcext:value-type="string">
            <text:p>ワーウルフ　２点（４枚）</text:p>
            <text:p/>
            <text:p>【受け】</text:p>
            <text:p>ワーウルフを受けることができる。</text:p>
            <text:p/>
            <text:p>【攻め】</text:p>
            <text:p>全員が右隣の人の手札からランダムに一枚を引き取り手札に加える。</text:p>
          </table:table-cell>
          <table:table-cell office:value-type="string" calcext:value-type="string">
            <text:p>ワーウルフ　２点（４枚）</text:p>
            <text:p/>
            <text:p>【受け】</text:p>
            <text:p>ワーウルフを受けることができる。</text:p>
            <text:p/>
            <text:p>【攻め】</text:p>
            <text:p>全員が右隣の人の手札からランダムに一枚を引き取り手札に加える。</text:p>
          </table:table-cell>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table:table-cell office:value-type="string" calcext:value-type="string">
            <text:p>２A</text:p>
          </table:table-cell>
          <table:table-cell table:number-columns-repeated="1017"/>
        </table:table-row>
        <table:table-row table:style-name="ro1">
          <table:table-cell office:value-type="string" calcext:value-type="string">
            <text:p>ネクロマンサー　３点（４枚）</text:p>
            <text:p/>
            <text:p>【受け】</text:p>
            <text:p>ネクロマンサーを受けることができる。</text:p>
            <text:p/>
            <text:p>【攻め】</text:p>
            <text:p>自分を含めた誰かの伏せ札一枚と、自分の手札一枚を交換する。</text:p>
          </table:table-cell>
          <table:table-cell office:value-type="string" calcext:value-type="string">
            <text:p>ネクロマンサー　３点（４枚）</text:p>
            <text:p/>
            <text:p>【受け】</text:p>
            <text:p>ネクロマンサーを受けることができる。</text:p>
            <text:p/>
            <text:p>【攻め】</text:p>
            <text:p>自分を含めた誰かの伏せ札一枚と、自分の手札一枚を交換する。</text:p>
          </table:table-cell>
          <table:table-cell office:value-type="string" calcext:value-type="string">
            <text:p>ワーウルフ　２点（４枚）</text:p>
            <text:p/>
            <text:p>【受け】</text:p>
            <text:p>ワーウルフを受けることができる。</text:p>
            <text:p/>
            <text:p>【攻め】</text:p>
            <text:p>全員が右隣の人の手札からランダムに一枚を引き取り手札に加える。</text:p>
          </table:table-cell>
          <table:table-cell office:value-type="string" calcext:value-type="string">
            <text:p>ワーウルフ　２点（４枚）</text:p>
            <text:p/>
            <text:p>【受け】</text:p>
            <text:p>ワーウルフを受けることができる。</text:p>
            <text:p/>
            <text:p>【攻め】</text:p>
            <text:p>全員が右隣の人の手札からランダムに一枚を引き取り手札に加える。</text:p>
          </table:table-cell>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table:table-cell office:value-type="string" calcext:value-type="string">
            <text:p>２B</text:p>
          </table:table-cell>
          <table:table-cell table:number-columns-repeated="1017"/>
        </table:table-row>
        <table:table-row table:style-name="ro1">
          <table:table-cell office:value-type="string" calcext:value-type="string">
            <text:p>ゴースト　２点（４枚）</text:p>
            <text:p/>
            <text:p>【受け】</text:p>
            <text:p>ゴーストを受けることができる。</text:p>
            <text:p>受けた場合、手札を一枚オープンにする。オープンにした手札は次の手番に手札に戻るまでは使用できない。のこり２枚のときは受けることができない。</text:p>
            <text:p/>
            <text:p>【攻め】</text:p>
            <text:p>（なし）</text:p>
          </table:table-cell>
          <table:table-cell office:value-type="string" calcext:value-type="string">
            <text:p>ゴースト　２点（４枚）</text:p>
            <text:p/>
            <text:p>【受け】</text:p>
            <text:p>ゴーストを受けることができる。</text:p>
            <text:p>受けた場合、手札を一枚オープンにする。オープンにした手札は次の手番に手札に戻るまでは使用できない。のこり２枚のときは受けることができない。</text:p>
            <text:p/>
            <text:p>【攻め】</text:p>
            <text:p>（なし）</text:p>
          </table:table-cell>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table:table-cell office:value-type="string" calcext:value-type="string">
            <text:p>３A</text:p>
          </table:table-cell>
          <table:table-cell table:number-columns-repeated="1017"/>
        </table:table-row>
        <table:table-row table:style-name="ro1">
          <table:table-cell office:value-type="string" calcext:value-type="string">
            <text:p>ゴースト　２点（４枚）</text:p>
            <text:p/>
            <text:p>【受け】</text:p>
            <text:p>ゴーストを受けることができる。</text:p>
            <text:p>受けた場合、手札を一枚オープンにする。オープンにした手札は次の手番に手札に戻るまでは使用できない。のこり２枚のときは受けることができない。</text:p>
            <text:p/>
            <text:p>【攻め】</text:p>
            <text:p>（なし）</text:p>
          </table:table-cell>
          <table:table-cell office:value-type="string" calcext:value-type="string">
            <text:p>ゴースト　２点（４枚）</text:p>
            <text:p/>
            <text:p>【受け】</text:p>
            <text:p>ゴーストを受けることができる。</text:p>
            <text:p>受けた場合、手札を一枚オープンにする。オープンにした手札は次の手番に手札に戻るまでは使用できない。のこり２枚のときは受けることができない。</text:p>
            <text:p/>
            <text:p>【攻め】</text:p>
            <text:p>（なし）</text:p>
          </table:table-cell>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table:table-cell office:value-type="string" calcext:value-type="string">
            <text:p>３B</text:p>
          </table:table-cell>
          <table:table-cell table:number-columns-repeated="1017"/>
        </table:table-row>
        <table:table-row table:style-name="ro1">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office:value-type="string" calcext:value-type="string">
            <text:p>リッチ　４点（２枚）＊</text:p>
            <text:p/>
            <text:p>【受け】</text:p>
            <text:p>リッチ・ゴーストを受けることができる。</text:p>
            <text:p/>
            <text:p>【攻め】</text:p>
            <text:p>（なし）</text:p>
          </table:table-cell>
          <table:table-cell office:value-type="string" calcext:value-type="string">
            <text:p>ガーゴイル　３点（４枚）＊</text:p>
            <text:p/>
            <text:p>【受け】</text:p>
            <text:p>ガーゴイルを受けることができる。</text:p>
            <text:p/>
            <text:p>【攻め】</text:p>
            <text:p>全プレイヤーは手札から任意の一枚を選択して左隣のプレイヤーに渡す。</text:p>
          </table:table-cell>
          <table:table-cell office:value-type="string" calcext:value-type="string">
            <text:p>ガーゴイル　３点（４枚）＊</text:p>
            <text:p/>
            <text:p>【受け】</text:p>
            <text:p>ガーゴイルを受けることができる。</text:p>
            <text:p/>
            <text:p>【攻め】</text:p>
            <text:p>全プレイヤーは手札から任意の一枚を選択して左隣のプレイヤーに渡す。</text:p>
          </table:table-cell>
          <table:table-cell office:value-type="string" calcext:value-type="string">
            <text:p>ミミック　１点（２枚）＊</text:p>
            <text:p/>
            <text:p>【受け】</text:p>
            <text:p>ミミックを受けることができる。</text:p>
            <text:p/>
            <text:p>【攻め】</text:p>
            <text:p>ー</text:p>
            <text:p/>
            <text:p>【特殊】</text:p>
            <text:p>伏せ札からこのカードを手札に加えたプレイヤーはこのラウンドを脱落する。</text:p>
          </table:table-cell>
          <table:table-cell/>
          <table:table-cell office:value-type="string" calcext:value-type="string">
            <text:p>４A</text:p>
          </table:table-cell>
          <table:table-cell table:number-columns-repeated="1017"/>
        </table:table-row>
        <table:table-row table:style-name="ro1">
          <table:table-cell office:value-type="string" calcext:value-type="string">
            <text:p>ゴブリン　１点（１０枚）</text:p>
            <text:p/>
            <text:p>【受け】</text:p>
            <text:p>ゴブリンを受けることができる。</text:p>
            <text:p/>
            <text:p>【攻め】</text:p>
            <text:p>（ゴブリンはゴブリンでしか受けられない）</text:p>
            <text:p/>
            <text:p>【特殊】</text:p>
            <text:p>別紙参照</text:p>
          </table:table-cell>
          <table:table-cell office:value-type="string" calcext:value-type="string">
            <text:p>リッチ　４点（２枚）＊</text:p>
            <text:p/>
            <text:p>【受け】</text:p>
            <text:p>リッチ・ゴーストを受けることができる。</text:p>
            <text:p/>
            <text:p>【攻め】</text:p>
            <text:p>（なし）</text:p>
          </table:table-cell>
          <table:table-cell office:value-type="string" calcext:value-type="string">
            <text:p>ガーゴイル　３点（４枚）＊</text:p>
            <text:p/>
            <text:p>【受け】</text:p>
            <text:p>ガーゴイルを受けることができる。</text:p>
            <text:p/>
            <text:p>【攻め】</text:p>
            <text:p>全プレイヤーは手札から任意の一枚を選択して左隣のプレイヤーに渡す。</text:p>
          </table:table-cell>
          <table:table-cell office:value-type="string" calcext:value-type="string">
            <text:p>ガーゴイル　３点（４枚）＊</text:p>
            <text:p/>
            <text:p>【受け】</text:p>
            <text:p>ガーゴイルを受けることができる。</text:p>
            <text:p/>
            <text:p>【攻め】</text:p>
            <text:p>全プレイヤーは手札から任意の一枚を選択して左隣のプレイヤーに渡す。</text:p>
          </table:table-cell>
          <table:table-cell office:value-type="string" calcext:value-type="string">
            <text:p>ミミック　１点（２枚）＊</text:p>
            <text:p/>
            <text:p>【受け】</text:p>
            <text:p>ミミックを受けることができる。</text:p>
            <text:p/>
            <text:p>【攻め】</text:p>
            <text:p>ー</text:p>
            <text:p/>
            <text:p>【特殊】</text:p>
            <text:p>伏せ札からこのカードを手札に加えたプレイヤーはこのラウンドを脱落する。</text:p>
          </table:table-cell>
          <table:table-cell/>
          <table:table-cell office:value-type="string" calcext:value-type="string">
            <text:p>４B</text:p>
          </table:table-cell>
          <table:table-cell table:number-columns-repeated="1017"/>
        </table:table-row>
        <table:table-row table:style-name="ro1">
          <table:table-cell office:value-type="string" calcext:value-type="string">
            <text:p>ブラウニー　３点（４枚）＊</text:p>
            <text:p/>
            <text:p>【受け】</text:p>
            <text:p>ブラウニーを受けることができる。</text:p>
            <text:p/>
            <text:p>【攻め】</text:p>
            <text:p>自分を含めた全員の手札からランダムに一枚ずつを集めシャッフルする。それをみて好きなように一枚ずつ配る。</text:p>
          </table:table-cell>
          <table:table-cell office:value-type="string" calcext:value-type="string">
            <text:p>ブラウニー　３点（４枚）＊</text:p>
            <text:p/>
            <text:p>【受け】</text:p>
            <text:p>ブラウニーを受けることができる。</text:p>
            <text:p/>
            <text:p>【攻め】</text:p>
            <text:p>自分を含めた全員の手札からランダムに一枚ずつを集めシャッフルする。それをみて好きなように一枚ずつ配る。</text:p>
          </table:table-cell>
          <table:table-cell office:value-type="string" calcext:value-type="string">
            <text:p>デュラハン　４点（２枚）＊</text:p>
            <text:p/>
            <text:p>【受け】</text:p>
            <text:p>デュラハンを受けることができる。</text:p>
            <text:p/>
            <text:p>【攻め】</text:p>
            <text:p>どれか一枚の伏せ札を指定してゴブリン以外を指定する。指定したモンスターと伏せ札が一致した場合、伏せ札を出した相手はこのラウンドを脱落する。</text:p>
          </table:table-cell>
          <table:table-cell office:value-type="string" calcext:value-type="string">
            <text:p><text:span text:style-name="T1">ゴブリンの特殊能力</text:span></text:p>
            <text:p/>
            <text:p><text:span text:style-name="T1">【開始・手番開始or終了時】</text:span></text:p>
            <text:p><text:span text:style-name="T1">●８枚手札にあれば１０点。ラウンド終了。</text:span></text:p>
            <text:p><text:span text:style-name="T1">●７枚手札にあれば残り一枚の点数の二倍。ラウンド終了。</text:span></text:p>
            <text:p><text:span text:style-name="T1">●６枚手札にあれば残り二枚の高い方の点数。ラウンド終了。</text:span></text:p>
            <text:p/>
            <text:p><text:span text:style-name="T1">【ラウンド終了時】</text:span></text:p>
            <text:p><text:span text:style-name="T1">●自分の場に５枚あれば４点。</text:span></text:p>
            <text:p><text:span text:style-name="T1">●手札に５枚あれば４点。</text:span></text:p>
            <text:p><text:span text:style-name="T1">●自分の場と手札に合わせて５枚あれば１点。</text:span></text:p>
          </table:table-cell>
          <table:table-cell office:value-type="string" calcext:value-type="string">
            <text:p><text:span text:style-name="T1">ゴブリンの特殊能力</text:span></text:p>
            <text:p/>
            <text:p><text:span text:style-name="T1">【開始・手番開始or終了時】</text:span></text:p>
            <text:p><text:span text:style-name="T1">●８枚手札にあれば１０点。ラウンド終了。</text:span></text:p>
            <text:p><text:span text:style-name="T1">●７枚手札にあれば残り一枚の点数の二倍。ラウンド終了。</text:span></text:p>
            <text:p><text:span text:style-name="T1">●６枚手札にあれば残り二枚の高い方の点数。ラウンド終了。</text:span></text:p>
            <text:p/>
            <text:p><text:span text:style-name="T1">【ラウンド終了時】</text:span></text:p>
            <text:p><text:span text:style-name="T1">●自分の場に５枚あれば４点。</text:span></text:p>
            <text:p><text:span text:style-name="T1">●手札に５枚あれば４点。</text:span></text:p>
            <text:p><text:span text:style-name="T1">●自分の場と手札に合わせて５枚あれば１点。</text:span></text:p>
          </table:table-cell>
          <table:table-cell/>
          <table:table-cell office:value-type="string" calcext:value-type="string">
            <text:p>５A</text:p>
          </table:table-cell>
          <table:table-cell table:number-columns-repeated="1017"/>
        </table:table-row>
        <table:table-row table:style-name="ro1">
          <table:table-cell office:value-type="string" calcext:value-type="string">
            <text:p>ブラウニー　３点（４枚）＊</text:p>
            <text:p/>
            <text:p>【受け】</text:p>
            <text:p>ブラウニーを受けることができる。</text:p>
            <text:p/>
            <text:p>【攻め】</text:p>
            <text:p>自分を含めた全員の手札からランダムに一枚ずつを集めシャッフルする。それをみて好きなように一枚ずつ配る。</text:p>
          </table:table-cell>
          <table:table-cell office:value-type="string" calcext:value-type="string">
            <text:p>ブラウニー　３点（４枚）＊</text:p>
            <text:p/>
            <text:p>【受け】</text:p>
            <text:p>ブラウニーを受けることができる。</text:p>
            <text:p/>
            <text:p>【攻め】</text:p>
            <text:p>自分を含めた全員の手札からランダムに一枚ずつを集めシャッフルする。それをみて好きなように一枚ずつ配る。</text:p>
          </table:table-cell>
          <table:table-cell office:value-type="string" calcext:value-type="string">
            <text:p>デュラハン　４点（２枚）＊</text:p>
            <text:p/>
            <text:p>【受け】</text:p>
            <text:p>デュラハンを受けることができる。</text:p>
            <text:p/>
            <text:p>【攻め】</text:p>
            <text:p>どれか一枚の伏せ札を指定してゴブリン以外を指定する。指定したモンスターと伏せ札が一致した場合、伏せ札を出した相手はこのラウンドを脱落する。</text:p>
          </table:table-cell>
          <table:table-cell office:value-type="string" calcext:value-type="string">
            <text:p><text:span text:style-name="T1">ゴブリンの特殊能力</text:span></text:p>
            <text:p/>
            <text:p><text:span text:style-name="T1">【開始・手番開始or終了時】</text:span></text:p>
            <text:p><text:span text:style-name="T1">●８枚手札にあれば１０点。ラウンド終了。</text:span></text:p>
            <text:p><text:span text:style-name="T1">●７枚手札にあれば残り一枚の点数の二倍。ラウンド終了。</text:span></text:p>
            <text:p><text:span text:style-name="T1">●６枚手札にあれば残り二枚の高い方の点数。ラウンド終了。</text:span></text:p>
            <text:p/>
            <text:p><text:span text:style-name="T1">【ラウンド終了時】</text:span></text:p>
            <text:p><text:span text:style-name="T1">●自分の場に５枚あれば４点。</text:span></text:p>
            <text:p><text:span text:style-name="T1">●手札に５枚あれば４点。</text:span></text:p>
            <text:p><text:span text:style-name="T1">●自分の場と手札に合わせて５枚あれば１点。</text:span></text:p>
          </table:table-cell>
          <table:table-cell office:value-type="string" calcext:value-type="string">
            <text:p><text:span text:style-name="T1">ゴブリンの特殊能力</text:span></text:p>
            <text:p/>
            <text:p><text:span text:style-name="T1">【開始・手番開始or終了時】</text:span></text:p>
            <text:p><text:span text:style-name="T1">●８枚手札にあれば１０点。ラウンド終了。</text:span></text:p>
            <text:p><text:span text:style-name="T1">●７枚手札にあれば残り一枚の点数の二倍。ラウンド終了。</text:span></text:p>
            <text:p><text:span text:style-name="T1">●６枚手札にあれば残り二枚の高い方の点数。ラウンド終了。</text:span></text:p>
            <text:p/>
            <text:p><text:span text:style-name="T1">【ラウンド終了時】</text:span></text:p>
            <text:p><text:span text:style-name="T1">●自分の場に５枚あれば４点。</text:span></text:p>
            <text:p><text:span text:style-name="T1">●手札に５枚あれば４点。</text:span></text:p>
            <text:p><text:span text:style-name="T1">●自分の場と手札に合わせて５枚あれば１点。</text:span></text:p>
          </table:table-cell>
          <table:table-cell/>
          <table:table-cell office:value-type="string" calcext:value-type="string">
            <text:p>５B</text:p>
          </table:table-cell>
          <table:table-cell table:number-columns-repeated="1017"/>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JP" svg:font-family="'Noto Sans CJK JP'" style:font-family-generic="system" style:font-pitch="variable"/>
  </office:font-face-decls>
  <office:styles>
    <style:default-style style:family="table-cell">
      <style:paragraph-properties style:tab-stop-distance="1.25cm"/>
      <style:text-properties style:font-name="Liberation Sans" fo:language="en" fo:country="US" style:font-name-asian="Noto Sans CJK JP" style:language-asian="ja" style:country-asian="JP" style:font-name-complex="Noto Sans CJK JP"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cm" fo:page-height="21.601cm" style:num-format="1" style:print-orientation="landscape" fo:margin-top="1.401cm" fo:margin-bottom="1.401cm" fo:margin-left="1cm" fo:margin-right="1cm" style:table-centering="both"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27">0000/00/00</text:date>, <text:time style:data-style-name="N2" text:time-value="11:04:57.82555058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0T09:26:37.858846858</meta:creation-date>
    <dc:date>2022-02-27T11:05:58.876373338</dc:date>
    <meta:editing-duration>P3DT20H34M53S</meta:editing-duration>
    <meta:editing-cycles>10</meta:editing-cycles>
    <meta:generator>LibreOffice/7.1.7.2$Linux_X86_64 LibreOffice_project/10$Build-2</meta:generator>
    <meta:print-date>2022-02-23T08:53:22.844147135</meta:print-date>
    <meta:document-statistic meta:table-count="1" meta:cell-count="60" meta:object-count="0"/>
  </office:meta>
</office:document-meta>
</file>